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8709574CA4AF2F8074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aa675" officeooo:paragraph-rsid="001aa67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zebo </text:p>
      <text:p text:style-name="P1"/>
      <text:p text:style-name="P1"><draw:frame draw:style-name="fr1" draw:name="Image1" text:anchor-type="paragraph" svg:width="6.6929in" svg:height="7.5291in" draw:z-index="0"><draw:image xlink:href="Pictures/1000000000000780000008709574CA4AF2F8074C.png" xlink:type="simple" xlink:show="embed" xlink:actuate="onLoad"/></draw:frame></text:p>
      <text:p text:style-name="P1"/>
      <text:p text:style-name="P1">detect 확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3T21:54:29.559031153</meta:creation-date>
    <dc:date>2019-08-03T21:56:03.752370567</dc:date>
    <meta:editing-duration>PT1M33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2" meta:word-count="4" meta:character-count="16" meta:non-whitespace-character-count="14"/>
  </office:meta>
</office:document-meta>
</file>